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e5f" officeooo:paragraph-rsid="00100e5f"/>
    </style:style>
    <style:style style:name="P2" style:family="paragraph" style:parent-style-name="Standard">
      <style:text-properties officeooo:rsid="00100e5f" officeooo:paragraph-rsid="0010677c"/>
    </style:style>
    <style:style style:name="P3" style:family="paragraph" style:parent-style-name="Standard">
      <style:paragraph-properties fo:text-align="justify" style:justify-single-word="false"/>
      <style:text-properties officeooo:rsid="00100e5f" officeooo:paragraph-rsid="0010677c"/>
    </style:style>
    <style:style style:name="P4" style:family="paragraph" style:parent-style-name="Standard">
      <style:text-properties officeooo:rsid="0010677c" officeooo:paragraph-rsid="0010677c"/>
    </style:style>
    <style:style style:name="P5" style:family="paragraph" style:parent-style-name="Standard">
      <style:paragraph-properties fo:text-align="center" style:justify-single-word="false"/>
      <style:text-properties officeooo:rsid="0010677c" officeooo:paragraph-rsid="0010677c"/>
    </style:style>
    <style:style style:name="P6" style:family="paragraph" style:parent-style-name="Standard">
      <style:paragraph-properties fo:text-align="start" style:justify-single-word="false"/>
      <style:text-properties officeooo:rsid="0010677c" officeooo:paragraph-rsid="0010677c"/>
    </style:style>
    <style:style style:name="P7" style:family="paragraph" style:parent-style-name="Standard">
      <style:paragraph-properties fo:text-align="justify" style:justify-single-word="false"/>
      <style:text-properties officeooo:rsid="0010677c" officeooo:paragraph-rsid="0010677c"/>
    </style:style>
    <style:style style:name="P8" style:family="paragraph" style:parent-style-name="Standard">
      <style:paragraph-properties fo:text-align="start" style:justify-single-word="false"/>
      <style:text-properties officeooo:rsid="00116d43" officeooo:paragraph-rsid="00116d43"/>
    </style:style>
    <style:style style:name="P9" style:family="paragraph" style:parent-style-name="Standard">
      <style:paragraph-properties fo:text-align="start" style:justify-single-word="false"/>
      <style:text-properties officeooo:rsid="00116d43" officeooo:paragraph-rsid="0013eeb9"/>
    </style:style>
    <style:style style:name="P10" style:family="paragraph" style:parent-style-name="Standard">
      <style:paragraph-properties fo:text-align="justify" style:justify-single-word="false"/>
      <style:text-properties officeooo:rsid="00116d43" officeooo:paragraph-rsid="0019aad7"/>
    </style:style>
    <style:style style:name="P11" style:family="paragraph" style:parent-style-name="Standard">
      <style:paragraph-properties fo:text-align="justify" style:justify-single-word="false"/>
      <style:text-properties officeooo:rsid="00116d43" officeooo:paragraph-rsid="00116d43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eeb9" officeooo:paragraph-rsid="0013eeb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57d3" officeooo:paragraph-rsid="001557d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557d3" officeooo:paragraph-rsid="001557d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65216" officeooo:paragraph-rsid="0016521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800f3" officeooo:paragraph-rsid="001800f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90171" officeooo:paragraph-rsid="0019017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10677c" officeooo:paragraph-rsid="0010677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0677c" officeooo:paragraph-rsid="0010677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16d43" officeooo:paragraph-rsid="00116d43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16d43" officeooo:paragraph-rsid="0019aad7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16d43" officeooo:paragraph-rsid="0013eeb9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165216" officeooo:paragraph-rsid="0016521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165216" officeooo:paragraph-rsid="001557d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0d389" officeooo:paragraph-rsid="0020d38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228b9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524a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524a0" officeooo:paragraph-rsid="002524a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5c1fc" officeooo:paragraph-rsid="0025c1f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26861a" officeooo:paragraph-rsid="0026861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723e2" officeooo:paragraph-rsid="002723e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ac9ae" officeooo:paragraph-rsid="002ac9a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cfc50" officeooo:paragraph-rsid="002cfc50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2eeaf3" officeooo:paragraph-rsid="002eeaf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2ef819" officeooo:paragraph-rsid="002ef81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315369" officeooo:paragraph-rsid="0031536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326050" officeooo:paragraph-rsid="0032605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1557d3" officeooo:paragraph-rsid="001557d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23ce07" officeooo:paragraph-rsid="0023964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23ce07" officeooo:paragraph-rsid="002524a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3bbc18" officeooo:paragraph-rsid="003bbc1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2b3cae" officeooo:paragraph-rsid="002b3c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3bbdee" officeooo:paragraph-rsid="003bbde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3d126b" officeooo:paragraph-rsid="003d126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tyle="normal" fo:font-weight="bold" officeooo:rsid="00228b92" officeooo:paragraph-rsid="00228b92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b3cae" officeooo:paragraph-rsid="002b3cae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eeaf3" officeooo:paragraph-rsid="002eeaf3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39644" officeooo:paragraph-rsid="00239644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26e1" officeooo:paragraph-rsid="003026e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tyle="italic" officeooo:rsid="0013eeb9" officeooo:paragraph-rsid="0010677c" style:font-style-asian="italic" style:font-style-complex="italic"/>
    </style:style>
    <style:style style:name="P61" style:family="paragraph" style:parent-style-name="Standard">
      <style:paragraph-properties fo:text-align="center" style:justify-single-word="false"/>
      <style:text-properties fo:font-size="18pt" fo:font-weight="bold" officeooo:rsid="00100e5f" officeooo:paragraph-rsid="00100e5f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293e89" officeooo:paragraph-rsid="00293e8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officeooo:rsid="0034181b" officeooo:paragraph-rsid="0034181b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fo:font-weight="bold" officeooo:rsid="00228b92" officeooo:paragraph-rsid="00228b92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bold" officeooo:rsid="0027b3d8" officeooo:paragraph-rsid="0027b3d8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fo:font-weight="bold" officeooo:rsid="0020d389" officeooo:paragraph-rsid="0020d389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style="normal" fo:font-weight="bold" officeooo:rsid="001557d3" officeooo:paragraph-rsid="001557d3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font-style="normal" fo:font-weight="bold" officeooo:rsid="0013eeb9" officeooo:paragraph-rsid="0013eeb9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fo:font-weight="bold" officeooo:rsid="0010677c" officeooo:paragraph-rsid="0010677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4pt" fo:font-weight="bold" officeooo:rsid="00100e5f" officeooo:paragraph-rsid="00100e5f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42a7a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fo:font-weight="normal" officeooo:rsid="0042e921" officeooo:paragraph-rsid="0042e921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fo:font-weight="normal" officeooo:rsid="0025c1fc" officeooo:paragraph-rsid="004630e4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T1" style:family="text">
      <style:text-properties officeooo:rsid="001067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eeb9" style:font-style-asian="italic" style:font-style-complex="italic"/>
    </style:style>
    <style:style style:name="T4" style:family="text">
      <style:text-properties fo:font-style="italic" officeooo:rsid="00409554" style:font-style-asian="italic" style:font-style-complex="italic"/>
    </style:style>
    <style:style style:name="T5" style:family="text">
      <style:text-properties fo:font-style="italic" officeooo:rsid="004245b5" style:font-style-asian="italic" style:font-style-complex="italic"/>
    </style:style>
    <style:style style:name="T6" style:family="text">
      <style:text-properties fo:font-style="italic" fo:font-weight="normal" officeooo:rsid="00165216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eeb9" style:font-style-asian="normal" style:font-style-complex="normal"/>
    </style:style>
    <style:style style:name="T9" style:family="text">
      <style:text-properties fo:font-style="normal" officeooo:rsid="0019aad7" style:font-style-asian="normal" style:font-style-complex="normal"/>
    </style:style>
    <style:style style:name="T10" style:family="text">
      <style:text-properties fo:font-style="normal" officeooo:rsid="0034181b" style:font-style-asian="normal" style:font-style-complex="normal"/>
    </style:style>
    <style:style style:name="T11" style:family="text">
      <style:text-properties fo:font-style="normal" officeooo:rsid="003733c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521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00f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b68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8fbae" style:font-style-asian="normal" style:font-weight-asian="normal" style:font-style-complex="normal" style:font-weight-complex="normal"/>
    </style:style>
    <style:style style:name="T18" style:family="text">
      <style:text-properties officeooo:rsid="0013eeb9"/>
    </style:style>
    <style:style style:name="T19" style:family="text">
      <style:text-properties officeooo:rsid="0019aad7"/>
    </style:style>
    <style:style style:name="T20" style:family="text">
      <style:text-properties officeooo:rsid="001afbff"/>
    </style:style>
    <style:style style:name="T21" style:family="text">
      <style:text-properties officeooo:rsid="001fb68d"/>
    </style:style>
    <style:style style:name="T22" style:family="text">
      <style:text-properties officeooo:rsid="00239644"/>
    </style:style>
    <style:style style:name="T23" style:family="text">
      <style:text-properties officeooo:rsid="0023ce07"/>
    </style:style>
    <style:style style:name="T24" style:family="text">
      <style:text-properties officeooo:rsid="0025c1fc"/>
    </style:style>
    <style:style style:name="T25" style:family="text">
      <style:text-properties officeooo:rsid="0026861a"/>
    </style:style>
    <style:style style:name="T26" style:family="text">
      <style:text-properties officeooo:rsid="002723e2"/>
    </style:style>
    <style:style style:name="T27" style:family="text">
      <style:text-properties officeooo:rsid="00293e89"/>
    </style:style>
    <style:style style:name="T28" style:family="text">
      <style:text-properties officeooo:rsid="002b27fe"/>
    </style:style>
    <style:style style:name="T29" style:family="text">
      <style:text-properties officeooo:rsid="002eeaf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3302fa"/>
    </style:style>
    <style:style style:name="T32" style:family="text">
      <style:text-properties officeooo:rsid="0034181b"/>
    </style:style>
    <style:style style:name="T33" style:family="text">
      <style:text-properties officeooo:rsid="003733cc"/>
    </style:style>
    <style:style style:name="T34" style:family="text">
      <style:text-properties officeooo:rsid="00389c4a"/>
    </style:style>
    <style:style style:name="T35" style:family="text">
      <style:text-properties officeooo:rsid="003bbc18"/>
    </style:style>
    <style:style style:name="T36" style:family="text">
      <style:text-properties officeooo:rsid="003e8bd9"/>
    </style:style>
    <style:style style:name="T37" style:family="text">
      <style:text-properties officeooo:rsid="003f61c3"/>
    </style:style>
    <style:style style:name="T38" style:family="text">
      <style:text-properties officeooo:rsid="0042a7af"/>
    </style:style>
    <style:style style:name="T39" style:family="text">
      <style:text-properties officeooo:rsid="0042e921"/>
    </style:style>
    <style:style style:name="T40" style:family="text">
      <style:text-properties officeooo:rsid="00445e40"/>
    </style:style>
    <style:style style:name="T41" style:family="text">
      <style:text-properties officeooo:rsid="004630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Rayleigh </text:p>
      <text:p text:style-name="P61">Notes on Building and Running the Code</text:p>
      <text:p text:style-name="P63">Nick Featherstone</text:p>
      <text:p text:style-name="P63">feathern@gmail.com</text:p>
      <text:p text:style-name="P1"/>
      <text:p text:style-name="P70">1. <text:s/>Required Libraries</text:p>
      <text:p text:style-name="P1">Rayleigh requires that a few external libraries are installed before you can compile it:</text:p>
      <text:p text:style-name="P1"/>
      <text:p text:style-name="P1">1. <text:s/>BLAS</text:p>
      <text:p text:style-name="P1">2. <text:s/>LAPack</text:p>
      <text:p text:style-name="P1">3. <text:s/>FFTW3</text:p>
      <text:p text:style-name="P1">4. <text:s/>MPI</text:p>
      <text:p text:style-name="P1"/>
      <text:p text:style-name="P3">If you are using Intel's 2012 (or later) compiler, <text:span text:style-name="T19">the</text:span> Math Kernel Library (MKL) is included and provides interfaces to FFTW, LAPack, and BLAS routines. <text:span text:style-name="T1">Examples of MKL and non-MKL compiles are included in the Makefiles directory. <text:s/>Specifically, Makefile_Nick provides an example for linking items 1-3 and compiling with gfortran. Makefile_LCD, Makefile_Pleiades, and Makefile_Discover illustrate compilation using modern Ifort and MKL.</text:span></text:p>
      <text:p text:style-name="P2"/>
      <text:p text:style-name="P69">2. <text:s/>Building the code</text:p>
      <text:p text:style-name="P10"><text:span text:style-name="T9">Before building </text:span><text:span text:style-name="T10">R</text:span><text:span text:style-name="T9">ayleigh, y</text:span><text:span text:style-name="T8">ou will likely need to copy one of the existing makefile</text:span><text:span text:style-name="T9">s</text:span><text:span text:style-name="T8"> and modify it for your own machine. <text:s/></text:span><text:span text:style-name="T7">Each makefile refer</text:span><text:span text:style-name="T8">s to</text:span><text:span text:style-name="T7"> another file called object_list. <text:s/>That file should not be modified and is intended to be machine-independent. <text:s text:c="2"/></text:span><text:span text:style-name="T9">Place the new makefile in the Makefiles directory, and name it Makefile_machinename, where machinename indicates the machine you are using.</text:span></text:p>
      <text:p text:style-name="P2"/>
      <text:p text:style-name="P4"><text:span text:style-name="T19">Once you have a makefile, building the code is straightforward. <text:s/></text:span>Within the rayleigh_dev directory, you will find an exec<text:span text:style-name="T18">u</text:span>table script named <text:span text:style-name="T2">build_rayleigh. </text:span><text:span text:style-name="T7"><text:s/>To </text:span><text:span text:style-name="T8">run this</text:span><text:span text:style-name="T7"> script, type</text:span></text:p>
      <text:p text:style-name="P5"><text:span text:style-name="T7">./build_rayleigh </text:span><text:span text:style-name="T3">machinename</text:span></text:p>
      <text:p text:style-name="P60"/>
      <text:p text:style-name="P7"><text:span text:style-name="T7">This build script copies all relevant source files to the build directory, along with the relevant Makefile from the </text:span><text:span text:style-name="T2">Makefiles</text:span><text:span text:style-name="T7"> directory. <text:s/>Each Makefile is tagged with a machine name – </text:span><text:span text:style-name="T11">the </text:span><text:span text:style-name="T7">same machine name you would use in the command above. <text:s/>For example, to build the code on my personal laptop, I type</text:span></text:p>
      <text:p text:style-name="P18">./build_rayleigh Nick</text:p>
      <text:p text:style-name="P18"/>
      <text:p text:style-name="P6"><text:span text:style-name="T8">so that</text:span><text:span text:style-name="T7"> Makefile_Nick is copied to the build directory. <text:s/>To build the code on Pleiades, I type:</text:span></text:p>
      <text:p text:style-name="P19"/>
      <text:p text:style-name="P18">./build_rayleigh Pleiades <text:s/>,</text:p>
      <text:p text:style-name="P18"/>
      <text:p text:style-name="P7"><text:span text:style-name="T7">and Makefile_Pleiades is copied to the build directory. <text:s/>Following these copies, the script executes a “make rayleigh” command, and </text:span><text:span text:style-name="T8">an exectuable named </text:span><text:span text:style-name="T3">rayleigh</text:span><text:span text:style-name="T7"> is built within the build directory.</text:span></text:p>
      <text:p text:style-name="P6"/>
      <text:p text:style-name="P22"/>
      <text:p text:style-name="P9"/>
      <text:p text:style-name="P21">Build_rayleigh also accepts three optional arguments following the machine name. <text:s/>Each of these is assigned to an environment variable named RAYLEIGH_OPT1, RAYLEIGH_OPT2, and RAYLEIGH_OPT3. <text:s/>These variables may be seen by the Makefile and <text:span text:style-name="T19">can be</text:span> used to control the flow <text:soft-page-break/>of the makefile (using debugging flags instead of optimized flags, for instance). </text:p>
      <text:p text:style-name="P21"/>
      <text:p text:style-name="P21">As an example, running</text:p>
      <text:p text:style-name="P20">./build_rayleigh Pleiades debug</text:p>
      <text:p text:style-name="P20"/>
      <text:p text:style-name="P20"><text:s/>would compile the code with Intel's debugging flags (see Makefile_Pleiades).</text:p>
      <text:p text:style-name="P8"/>
      <text:p text:style-name="P11"><text:span text:style-name="T12">Note: </text:span><text:span text:style-name="T7"><text:s/>Depending on how your environment is set up, you might run into issues with the </text:span><text:span text:style-name="T8">build </text:span><text:span text:style-name="T7">script trying to </text:span><text:span text:style-name="T9">use</text:span><text:span text:style-name="T8"> the Makefile</text:span><text:span text:style-name="T7">. <text:s/>If that's the case, </text:span><text:span text:style-name="T8">run the build_script (so that it copies the source file</text:span><text:span text:style-name="T10">s over</text:span><text:span text:style-name="T8">), and then </text:span><text:span text:style-name="T7">just move to the build directory and make the code directly </text:span><text:span text:style-name="T8">from the command line (</text:span><text:span text:style-name="T3">make rayleigh</text:span><text:span text:style-name="T8">).</text:span></text:p>
      <text:p text:style-name="P12"/>
      <text:p text:style-name="P68"><text:span text:style-name="T34">3. <text:s/></text:span>Preparing to run the Code</text:p>
      <text:p text:style-name="P46">Each simulation run using <text:span text:style-name="T32">R</text:span>ayleigh should have its own directory. <text:s/>The code is run from within that directory, and code output is stored in various subdirectories. <text:s/>This means that, wherever you create your simulation directory, you need to have sufficient space (/nobackupp on Pleiades, for example) <text:span text:style-name="T20">to store the output</text:span>.</text:p>
      <text:p text:style-name="P14"/>
      <text:p text:style-name="P46">After you <text:span text:style-name="T20">create</text:span> your run directory, you will want to copy (cp) or softlink (ln -s ) the executable from rayleigh_dev/build to your run directory. <text:s/>I like to soft-link, so that the executable is always up-to-date. <text:s/>Next, you should copy the script named make_dirs to your run directory. <text:s/>Execute this script from within your run directory. <text:s/>This will create the various subdirectories needed by the code (will discuss what these are later).</text:p>
      <text:p text:style-name="P14"/>
      <text:p text:style-name="P46">Finally, you need a main_input file. <text:s/>This file contains all the information that describes how your simulation is run. <text:s/>Rayleigh always looks for a file named main_input in the directory that it is launched from. <text:s/>For now, copy the main_input_<text:span text:style-name="T39">bench</text:span> file from the input_<text:span text:style-name="T20">examples/anelastic_benchmarks</text:span> directory to your run directory. <text:s/><text:span text:style-name="T20">R</text:span>ename it <text:span text:style-name="T20">to </text:span>main_input. <text:s/>This input file is setup to run <text:span text:style-name="T39">a Boussinesq dynamo benchmark <text:s/>(see section 6 for details).</text:span> </text:p>
      <text:p text:style-name="P13"/>
      <text:p text:style-name="P67"><text:span text:style-name="T34">4. <text:s/></text:span>Running the Code</text:p>
      <text:p text:style-name="P14"><text:span text:style-name="T13">We will examine the main_input file in detail shortly but, first, we want to just run the code. <text:s/></text:span><text:span text:style-name="T14">While an OpenMP/MPI hybridization </text:span><text:span text:style-name="T17">is built into the code, it hasn't been thoroughly tested yet.</text:span><text:span text:style-name="T14"> <text:s/></text:span><text:span text:style-name="T17">Thus, </text:span><text:span text:style-name="T14">Rayleigh is </text:span><text:span text:style-name="T17">effectively</text:span><text:span text:style-name="T14"> parallelized using pure MPI and a 2-D domain decomposition. <text:s/>The pure MPI bit means that if you have an</text:span><text:span text:style-name="T16">y</text:span><text:span text:style-name="T14"> OpenMP environment variables set for FFTW, LAPack, or BLAS, you should </text:span><text:span text:style-name="T16">probably </text:span><text:span text:style-name="T14">disable them </text:span><text:span text:style-name="T17">so as not to inadvertently trip any OpenMP flags used by the external libraries mentioned in section1</text:span><text:span text:style-name="T14">. <text:s text:c="2"/></text:span><text:span text:style-name="T13">Th</text:span><text:span text:style-name="T14">e 2-D domain decomposition bit </text:span><text:span text:style-name="T13"><text:s/>means that we envision the MPI Ranks as being distributed in rows and columns. <text:s/></text:span><text:span text:style-name="T14">The number of MPI ranks within a row is </text:span><text:span text:style-name="T6">nprow</text:span><text:span text:style-name="T14"> and the number of MPI ranks within a column is </text:span><text:span text:style-name="T6">npcol. <text:s/></text:span><text:span text:style-name="T14">When Rayleigh is run with N MPI ranks, the following relation must be satisfied:</text:span></text:p>
      <text:p text:style-name="P24"/>
      <text:p text:style-name="P23">N = npcol x nprow <text:s text:c="2"/>.</text:p>
      <text:p text:style-name="P15"/>
      <text:p text:style-name="P15"><text:span text:style-name="T13">If this relation is not satisfied , the code will complain </text:span><text:span text:style-name="T15">and </text:span><text:span text:style-name="T13">exit. </text:span></text:p>
      <text:p text:style-name="P15"/>
      <text:p text:style-name="P27">If you look at the main_input file, <text:s/>you will see that it is divided into Fortran namelists. <text:s/>The first namelist is problemsize_namelist. <text:s/>Within this namelist, you will see a place a specify nprow and npcol. <text:s/>Edit the makefile so that nprow and npcol agree with the N you intend to use. <text:s/>The O(0) effect <text:soft-page-break/>on scalability is the number of messages sent per iteration. <text:s/>This means that nprow and npcol should be as close to one another in value as possible. <text:s/>The O(1) effect is cache latency/<text:span text:style-name="T33">cache bandwidth</text:span>. <text:s/>This means that if nprow and npcol cannot be equal, then nprow should be largest. <text:s/><text:span text:style-name="T33">As</text:span> nprow increases, fewer Legendre <text:span text:style-name="T21">p</text:span>olynomial matrices have to be pulled into/out of memory during each iteration. <text:s/>In summary:</text:p>
      <text:p text:style-name="P25"/>
      <text:p text:style-name="P26"><text:s text:c="2"/>1. N = nprow x npcol. <text:s text:c="42"/></text:p>
      <text:p text:style-name="P26"><text:s/>2. nprow and npcol should be equal. <text:s text:c="18"/></text:p>
      <text:p text:style-name="P26">3. If they cannot be equal, increase nprow first.</text:p>
      <text:p text:style-name="P16"/>
      <text:p text:style-name="P28"><text:span text:style-name="T21">Once</text:span> you have picked N, nprow, and npcol, you <text:span text:style-name="T21">are ready to </text:span>run the code. <text:s/>This will probably be using either mpiexec or mpirun. <text:s/>To run the code, you just type (or put in your job script):</text:p>
      <text:p text:style-name="P29"/>
      <text:p text:style-name="P29">mpiexec -np N ./rayleigh</text:p>
      <text:p text:style-name="P17"/>
      <text:p text:style-name="P30">Alternatively, you can specify nprow and npcol at run time (as opposed to main_input). <text:s/>This is useful because you can modify the job script without modifying the main_input file. <text:s/>In this case, suppose X and Y were the values for nprow and npcol, then you would type/insert into your jobscript:</text:p>
      <text:p text:style-name="P28"/>
      <text:p text:style-name="P29">mpiexec -np N ./rayleigh -nprow X -npcol Y</text:p>
      <text:p text:style-name="P28"/>
      <text:p text:style-name="P28">X and Y overwrite whatever values of nprow and npcol were specified in main_input. <text:s/></text:p>
      <text:p text:style-name="P28"/>
      <text:p text:style-name="P32">If everything worked, you should see the code run for 10 time steps and print some timing information before exiting.</text:p>
      <text:p text:style-name="P28"/>
      <text:p text:style-name="P66"><text:span text:style-name="T39">5. <text:s/></text:span>MPI Environment Variables</text:p>
      <text:p text:style-name="P31">It is usually a good idea to set the following variables in your MPI job scripts – otherwise you may not have enough buffer space set aside for MPI. <text:s/>This can cause slowdowns and/or hangups as MPI tries to allocated sufficient buffer space on the fly.</text:p>
      <text:p text:style-name="P31"/>
      <text:p text:style-name="P31">setenv MPI_BUFS_PER_PROC 64 </text:p>
      <text:p text:style-name="P31">setenv MPI_BUFS_PER_HOST 256</text:p>
      <text:p text:style-name="P31"/>
      <text:p text:style-name="P31"/>
      <text:p text:style-name="P64"><text:span text:style-name="T39">6. <text:s/></text:span>The main_input File</text:p>
      <text:p text:style-name="P71"><text:span text:style-name="T22">Rayleigh simulations are controlled by the main_input file. <text:s/>W</text:span>e'll go over a few of the important <text:span text:style-name="T22">options in that file</text:span> here. <text:s text:c="2"/><text:span text:style-name="T38">At the moment, Rayleigh can be run in a non-dimensional Boussinesq mode, or in a dimensional anelastic mode. <text:s text:c="3"/>There is currently no non-dimensional anelastic mode, though this is on the “to-do” list. <text:s text:c="2"/>In dimensional mode, inputs are provided dimensionally. <text:s/>If you have worked with ASH before, this setup will be very familiar to you. <text:s/></text:span></text:p>
      <text:p text:style-name="P71"/>
      <text:p text:style-name="P71"><text:span text:style-name="T38">An example of each type of run is provided: <text:s/></text:span></text:p>
      <text:p text:style-name="P71"><text:span text:style-name="T38"><text:tab/>main_input_sun (non-magnetic, anelastic) </text:span></text:p>
      <text:p text:style-name="P71"><text:span text:style-name="T38"><text:tab/>main_input_bench (magnetic, Boussinesq) <text:s text:c="2"/><text:tab/></text:span></text:p>
      <text:p text:style-name="P71"/>
      <text:p text:style-name="P71"><text:span text:style-name="T38">Main_input_bench is set up to run the benchmark (case 1) from Christensen et al. , 2001, Physics of Earth and Planetary Interiors, 128, 25. <text:s/>You can set magnetism = .false. In this file to run case 0 (hydro </text:span><text:soft-page-break/><text:span text:style-name="T38">benchmark) from that paper. <text:s text:c="3"/>Main_input_sun is setup to run the simulation used to generate data for the violet curve of Figure 5 in Greer, et al. , 2015, ApJ, 803, L17. </text:span></text:p>
      <text:p text:style-name="P32"/>
      <text:p text:style-name="P56">problemsize namelist</text:p>
      <text:p text:style-name="P33"/>
      <text:p text:style-name="P33">Rmin and rmax specify the inner and outer radius of the spherical shell (rmin should never be <text:tab/>zero). <text:s text:c="2"/>N_r and n_theta specifiy the number of radial and latitudinal colocation points. <text:s/></text:p>
      <text:p text:style-name="P33"/>
      <text:p text:style-name="P33">N<text:span text:style-name="T2">_r and n_theta should always be even. <text:s/></text:span><text:span text:style-name="T4">You may have incorrect results/crashes if they are not. <text:s/></text:span><text:span text:style-name="T5">This is not a bug. <text:s/>The transforms exploit parity, and so assume that N_r and n_theta are even.</text:span></text:p>
      <text:p text:style-name="P33"/>
      <text:p text:style-name="P35"><text:span text:style-name="T30">numerical_controls namelist</text:span> </text:p>
      <text:p text:style-name="P33"/>
      <text:p text:style-name="P33">Chebyshev set to .true. <text:s/>Set this to .false. to use finite-differences in radius.</text:p>
      <text:p text:style-name="P33"/>
      <text:p text:style-name="P35"><text:span text:style-name="T30">physical_controls namelist</text:span> </text:p>
      <text:p text:style-name="P33"/>
      <text:p text:style-name="P33">Rotation and/or magnetism can be switched on and off here.</text:p>
      <text:p text:style-name="P33"/>
      <text:p text:style-name="P33"/>
      <text:p text:style-name="P56">temporal_controls namelist</text:p>
      <text:p text:style-name="P33">max_time_step <text:s text:c="2"/>-- <text:span text:style-name="T23">The time step taken is controlled by the CFL condition. <text:s/>Set this to enforce <text:tab/>an even more stringent time step. <text:s/>time_step = min(CFL delta_t, max_time_step).</text:span></text:p>
      <text:p text:style-name="P33"/>
      <text:p text:style-name="P47">max_iterations – the maximum number of time steps for which you want to integrate the simulation (usually set this to something big).</text:p>
      <text:p text:style-name="P33"/>
      <text:p text:style-name="P47">check_frequency – Number of time steps to take between checkpoint dumps.</text:p>
      <text:p text:style-name="P33"/>
      <text:p text:style-name="P56"><text:span text:style-name="T35">io</text:span>_controls namelist</text:p>
      <text:p text:style-name="P49">The main input file needs this namelist, but it can be empty. <text:s/>When Rayleigh runs, most messages are written to stdout, and so you typically see a log file at the end of each run. <text:s/>That log file is generated by the supercomputer, which redirects stdout, unless you are in interactive mode. <text:s/>Alternatively, <text:s/>an output file with a name of your choosing can be specified. <text:s/>When this is done, MOST (but not all) messages are written to this output file. <text:s/>Messages are saved in a string buffer and flushed at specified intervals. <text:s/>This prevents the file from being written to during every time step. <text:s text:c="2"/></text:p>
      <text:p text:style-name="P49"/>
      <text:p text:style-name="P49">stdout_flush_interval = 1000 <text:s text:c="2"/>! This means flush the buffer to disk after 1000 lines are stored</text:p>
      <text:p text:style-name="P49">stdout_file = 'routput'<text:tab/> <text:s text:c="13"/>! Name of the file to be flushed to</text:p>
      <text:p text:style-name="P33"/>
      <text:p text:style-name="P56">output namelist</text:p>
      <text:p text:style-name="P48">The output namelist controls governs the output of different diagnostics. <text:s/>Diagnostics are computed in physics/Diagnostics.F90. <text:s/>At the top of that file, you will see a menu of available diagnostics and their corresponding quantity codes. <text:s text:c="2"/>The different diagnostics are computed in the subroutine PS_Output. <text:s text:c="3"/></text:p>
      <text:p text:style-name="P34"/>
      <text:p text:style-name="P36">Each diagnostic quantity may be output in 6 different formats in Rayleigh</text:p>
      <text:p text:style-name="P36"/>
      <text:p text:style-name="P36">Shell Slices: <text:s/><text:tab/><text:tab/> <text:tab/>Lat/Lon slices through the simulation of predefined radial indices</text:p>
      <text:p text:style-name="P36">Azimuthal Averages: <text:s/><text:tab/>Radius/Latitude profiles of diagnostics averaged in longitude (phi).</text:p>
      <text:p text:style-name="P36"><text:soft-page-break/>Shell Averages: <text:tab/><text:tab/>Radial profiles of diagnostics averaged over the sphere at each radius</text:p>
      <text:p text:style-name="P36">Global Averages: <text:s/><text:tab/><text:tab/>Diagnostics averaged over the full spherical shell</text:p>
      <text:p text:style-name="P36">Shell Spectra: <text:s/><text:tab/><text:tab/><text:span text:style-name="T24">S</text:span>pherical harmonic spectra of diagnostics taken at <text:span text:style-name="T24">various</text:span> radial indices</text:p>
      <text:p text:style-name="P36">Full 3D: <text:s/><text:tab/><text:tab/><text:tab/>Full 3-D dumps of the specified diagnostic.</text:p>
      <text:p text:style-name="P36"/>
      <text:p text:style-name="P73"><text:span text:style-name="T41">All outputs use MPI-IO and/or a non-blocking send/receive pattern that cascades across rows and down the first column of processors. <text:s/>The only exception is Full-3D output, which has a blocking component to it's communication prior to the MPI-IO calls. <text:s/>This will be fixed in a future release.</text:span></text:p>
      <text:p text:style-name="P73"/>
      <text:p text:style-name="P73"><text:span text:style-name="T41"><text:s/></text:span>All outputs types share t<text:span text:style-name="T26">hree</text:span> common <text:span text:style-name="T25">namelist elements</text:span>:</text:p>
      <text:p text:style-name="P38">output_values : <text:s text:c="2"/>The <text:span text:style-name="T26">quantity codes for the diagnostics that are to be output this way</text:span></text:p>
      <text:p text:style-name="P39">output_frequency: <text:s/>The number of time steps taken between dumps of this output type</text:p>
      <text:p text:style-name="P39">output_nrec: <text:s text:c="2"/>The number of dumps (individual timesteps) stored in the output file</text:p>
      <text:p text:style-name="P39"/>
      <text:p text:style-name="P39">Shell slices and shell spectra use an additional namelist element:</text:p>
      <text:p text:style-name="P39">output_levels: <text:s/>radial indices (1 through n_r) of the slices or spectra to be output</text:p>
      <text:p text:style-name="P37"/>
      <text:p text:style-name="P39">Each output-type is stored in a directory (made by make_dirs) with a similar name. <text:s/>Files are numbered by the time step of the last output in the file. <text:s/>For example, suppose</text:p>
      <text:p text:style-name="P39">globalavg_frequency = 3</text:p>
      <text:p text:style-name="P39">globalavg_nrec = 2</text:p>
      <text:p text:style-name="P39"/>
      <text:p text:style-name="P39">Time steps 3 and 6 would be stored in a file named G_Avgs/00000006 <text:s/>and time steps 9 and 12 would be stored in file named G_Avgs/00000012</text:p>
      <text:p text:style-name="P39"/>
      <text:p text:style-name="P39"/>
      <text:p text:style-name="P54">Boundary_Conditions_Namelist</text:p>
      <text:p text:style-name="P41">The boundary conditions are set up for fixed entropy (T_top and T_Bottom) at the upper and lower boundaries. <text:s/><text:span text:style-name="T29">For now, anything that says T or Tvar should be interpretted as the thermal variable, which is entropy if you are running an anelastic simulation. <text:s/>If you're running a Boussinesq system, you can think of tvar as temperature. <text:s text:c="2"/>You can alternatively run with fixed flux at the top. <text:s/>To do so, you have to first turn off fix_tvar_top amd then turn on fix_dtdr_top:</text:span></text:p>
      <text:p text:style-name="P42">fix_tvar_top = .false.</text:p>
      <text:p text:style-name="P42">fix_dtdr_top = .true.</text:p>
      <text:p text:style-name="P50"/>
      <text:p text:style-name="P51">Stress-free boundaries are the default. <text:s/>To change this, add this line to the boundary_conditions_namelist:</text:p>
      <text:p text:style-name="P51">no_slip_boundaries = .false.</text:p>
      <text:p text:style-name="P51"/>
      <text:p text:style-name="P55">Initial_Conditions_Namelist</text:p>
      <text:p text:style-name="P43">See the comments in main_input_<text:span text:style-name="T40">bench</text:span> but two important things. <text:s/>init_type controls the hydro init and magnetic_init_type controls the initialization of the magnetic stream functions.</text:p>
      <text:p text:style-name="P43"/>
      <text:p text:style-name="P43">init_type, magnetic_init_type = -1 <text:s text:c="4"/>: <text:s/>restart from checkpoint </text:p>
      <text:p text:style-name="P43">init_type,magnetic_init_type = <text:s/>7 <text:s text:c="5"/>: <text:s/>random thermal and magnetic perturbuations</text:p>
      <text:p text:style-name="P72">init_type,magnetic_init_type = 1<text:tab/>: <text:s/>case 0 and case 1 from Christensen et al. 2001</text:p>
      <text:p text:style-name="P43">init_type = 6 <text:s/><text:tab/><text:tab/><text:tab/><text:tab/>: <text:s/>hydro anelastic benchmark init</text:p>
      <text:p text:style-name="P52">restart_iter = 1330000<text:tab/><text:tab/>: <text:s/>If restarting from a checkpoint, the iteration to restart from</text:p>
      <text:p text:style-name="P52">temp_amp = 1.0d1<text:tab/><text:tab/><text:tab/>: The approximate amplitude of random thermal perturbations</text:p>
      <text:p text:style-name="P52"><text:soft-page-break/>conductive_profile = .false.<text:tab/><text:tab/>: Set this to .true. To initialize the ell = 0 thermal variable to have a <text:tab/><text:tab/><text:tab/><text:tab/><text:tab/> <text:s/>conductive profile in radius. <text:s/>This is typically used in <text:tab/><text:tab/><text:tab/><text:tab/><text:tab/><text:tab/><text:tab/> <text:s/>conjunction with init_Type = 7. <text:s/>All other modes are given <text:tab/><text:tab/><text:tab/><text:tab/><text:tab/><text:tab/> <text:s/>random thermal perturbations. <text:s/>This is very important when <text:tab/><text:tab/><text:tab/><text:tab/><text:tab/><text:tab/> <text:s/>fixing temperature on both boundaries. </text:p>
      <text:p text:style-name="P43"/>
      <text:p text:style-name="P57">Test Namelist</text:p>
      <text:p text:style-name="P59">Leave this alone</text:p>
      <text:p text:style-name="P59"/>
      <text:p text:style-name="P57">Reference_Namelist</text:p>
      <text:p text:style-name="P59">This controls the setup of the reference state. <text:s text:c="2"/>See comments. <text:s text:c="2"/><text:span text:style-name="T37">Y</text:span>ou can set up a polytropic atmosphere, <text:span text:style-name="T37">a Boussinesq reference state,</text:span> <text:span text:style-name="T36">or read in a custom reference state. <text:s/>This is also where dimensional = .true. or .false. <text:s/>is set to distinguish between anelastic and Boussinesq runs. </text:span></text:p>
      <text:p text:style-name="P58"/>
      <text:p text:style-name="P57">Non-dimensional Namelist</text:p>
      <text:p text:style-name="P59">Leave this alone. <text:s/><text:span text:style-name="T40">In development.</text:span></text:p>
      <text:p text:style-name="P59"/>
      <text:p text:style-name="P57">Transport Namelist</text:p>
      <text:p text:style-name="P59">This is where the transport coefficients nu, kappa, and eta are specified. <text:s/>By default, these coefficients are constant in radius. <text:s/>Alternatively, they can be made to vary as a function of density. <text:s/>To change nu so that nu ~ 1/sqrt(density), you would add:</text:p>
      <text:p text:style-name="P59">nu_type = 2</text:p>
      <text:p text:style-name="P59">nu_power = -0.5d0</text:p>
      <text:p text:style-name="P58"/>
      <text:p text:style-name="P59">nu_top, kappa_top, and eta_top determine the value of these coefficients at the outer boundary.</text:p>
      <text:p text:style-name="P42"/>
      <text:p text:style-name="P65"><text:span text:style-name="T40">7. <text:s/></text:span>Reading &amp; <text:span text:style-name="T27">Plotting </text:span>Output</text:p>
      <text:p text:style-name="P62"/>
      <text:p text:style-name="P62">The rayleigh_dev directory contains a subdirectory named reading_routines, which in turn contains idl and python subdirectories. <text:s/>The easiest thing to do is download the sample_output tarball from the website, untar it, and copy all the .py routines into that directory. <text:s/>There are four examples of plotting that demonstrate how to read in the output:</text:p>
      <text:p text:style-name="P62">plot_spectrum.py</text:p>
      <text:p text:style-name="P62">plot_shell.py</text:p>
      <text:p text:style-name="P62">plot_shellavg.py</text:p>
      <text:p text:style-name="P62">plot_gavg.py</text:p>
      <text:p text:style-name="P40">plot_azavg.py is <text:span text:style-name="T28">only </text:span>partially functional at this time..</text:p>
      <text:p text:style-name="P53"/>
      <text:p text:style-name="P64"><text:span text:style-name="T40">8. <text:s/></text:span>Load Balancing: <text:s/>Choosing nprow and npcol</text:p>
      <text:p text:style-name="P32"/>
      <text:p text:style-name="P44">When running rayleigh, it is important to consider the load balancing. <text:s/>Radial levels are distributed across across the process columns. <text:s/>This means that N_r = n x npcol <text:s/>for some integer n. <text:s/>Ideal n and npcol would be factors of N_r, but the code will run even if they are not (but npcol must be no greater than N_R)</text:p>
      <text:p text:style-name="P44"/>
      <text:p text:style-name="P44">Spherical harmonic modes are distributed in low-m, high-m pairs across a process row. <text:s/>This means that, ideally, (lmax+1)/2 = m x nprow <text:s/>for some integer m.</text:p>
      <text:p text:style-name="P44"/>
      <text:p text:style-name="P44"><text:soft-page-break/>The relation between lmax and n_theta is that n_theta = 3/2 x (lmax+1).</text:p>
      <text:p text:style-name="P44"/>
      <text:p text:style-name="P45">Here's a concrete example, since maybe that's confusing. <text:s/>Suppose N_R = 128 and n_theta = 192. <text:s/>This means that lmax+1 = 128. <text:s/>If we are running with 256 cores, a good choice is nprow = npcol = 16. <text:s/>If we run with 512 cores, good choices are nprow = 32, npcol = 16 and nprow=16,npcol = 32. <text:s/>Though the first choice is better. <text:s/></text:p>
      <text:p text:style-name="P45"/>
      <text:p text:style-name="P45">You can increase nprow as high as lmax + 1, but the load balancing <text:span text:style-name="T33">is </text:span>bad in that case. <text:s/>It's much better to keep nprow at (lmax+1)/2 or less. <text:s/>In practice, the communication time grows to outweigh the workload somewhere around ¼ of the maximum number of cores <text:span text:style-name="T31">for all but the largest problems. <text:s/>That's still a lot of cores. <text:s/>You should be able to run this sample case pretty efficiently at 1024 cores, for instance, with npcol = 64 and nprow = 3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9-12T12:34:42.695895270</meta:creation-date>
    <dc:date>2015-05-12T10:56:20.045157315</dc:date>
    <dc:creator>nick </dc:creator>
    <meta:editing-duration>PT7H59M33S</meta:editing-duration>
    <meta:editing-cycles>48</meta:editing-cycles>
    <meta:generator>LibreOffice/4.2.8.2$Linux_X86_64 LibreOffice_project/420m0$Build-2</meta:generator>
    <meta:document-statistic meta:table-count="0" meta:image-count="0" meta:object-count="0" meta:page-count="7" meta:paragraph-count="127" meta:word-count="2558" meta:character-count="15986" meta:non-whitespace-character-count="13208"/>
  </office:meta>
</office:document-meta>
</file>